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20000022B27B44C568E6C960C.png" manifest:media-type="image/png"/>
  <manifest:file-entry manifest:full-path="Pictures/10000000000003DC00000245ADA1C9044A20E2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cm" svg:y="0cm" svg:width="17cm" svg:height="9.996cm" draw:z-index="0"><draw:image xlink:href="Pictures/10000000000003DC00000245ADA1C9044A20E2A3.png" xlink:type="simple" xlink:show="embed" xlink:actuate="onLoad" loext:mime-type="image/x-vclgraphic"/></draw:frame></text:p>
      <text:p text:style-name="Standard"><draw:frame draw:style-name="fr2" draw:name="Bild2" text:anchor-type="paragraph" svg:width="17cm" svg:height="9.647cm" draw:z-index="1"><draw:image xlink:href="Pictures/10000000000003D20000022B27B44C568E6C960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21:07:57.276240442</meta:creation-date>
    <dc:date>2020-03-31T21:10:56.011993745</dc:date>
    <meta:editing-duration>PT2M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